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3cm"/>
    </style:style>
    <style:style style:name="gr2" style:family="graphic" style:parent-style-name="standard">
      <style:graphic-properties draw:stroke="none" svg:stroke-color="#000000" draw:fill="none" draw:fill-color="#ffffff" fo:min-height="2.79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4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51cm" fo:min-width="1.8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2cm"/>
    </style:style>
    <style:style style:name="gr16" style:family="graphic" style:parent-style-name="standard">
      <style:graphic-properties draw:stroke="none" svg:stroke-color="#000000" draw:fill="none" draw:fill-color="#ffffff" fo:min-height="0.484cm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fo:min-height="6.548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603cm" svg:height="0.962cm" svg:x="1cm" svg:y="1.164cm">
          <draw:text-box>
            <text:p>Lab3 Flexible Counter RTL Diagram</text:p>
          </draw:text-box>
        </draw:frame>
        <draw:frame draw:style-name="gr2" draw:text-style-name="P1" draw:layer="layout" svg:width="3.895cm" svg:height="3.048cm" svg:x="16.695cm" svg:y="1cm">
          <draw:text-box>
            <text:p><text:span text:style-name="T1">Joe Mynhier</text:span></text:p>
            <text:p><text:span text:style-name="T1">Section 4</text:span></text:p>
            <text:p><text:span text:style-name="T1">ECE 337</text:span></text:p>
            <text:p><text:span text:style-name="T1"/></text:p>
          </draw:text-box>
        </draw:frame>
        <draw:g>
          <draw:custom-shape draw:style-name="gr3" draw:text-style-name="P2" draw:layer="layout" svg:width="1.27cm" svg:height="2.54cm" svg:x="14.957cm" svg:y="4.813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14.785cm" svg:y="4.977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15.547cm" svg:y="4.977cm">
            <draw:text-box>
              <text:p><text:span text:style-name="T1">Q</text:span></text:p>
            </draw:text-box>
          </draw:frame>
          <draw:line draw:style-name="gr6" draw:text-style-name="P2" draw:layer="layout" svg:x1="14.957cm" svg:y1="6.718cm" svg:x2="15.084cm" svg:y2="6.845cm">
            <text:p/>
          </draw:line>
          <draw:line draw:style-name="gr6" draw:text-style-name="P2" draw:layer="layout" svg:x1="14.957cm" svg:y1="6.972cm" svg:x2="15.084cm" svg:y2="6.845cm">
            <text:p/>
          </draw:line>
          <draw:line draw:style-name="gr6" draw:text-style-name="P2" draw:layer="layout" svg:x1="14.195cm" svg:y1="6.845cm" svg:x2="14.957cm" svg:y2="6.845cm">
            <text:p/>
          </draw:line>
          <draw:line draw:style-name="gr7" draw:text-style-name="P2" draw:layer="layout" svg:x1="14.83cm" svg:y1="7.099cm" svg:x2="14.83cm" svg:y2="6.464cm">
            <text:p/>
          </draw:line>
          <draw:frame draw:style-name="gr8" draw:text-style-name="P1" draw:layer="layout" svg:width="1.12cm" svg:height="0.762cm" svg:x="13.617cm" svg:y="6.083cm">
            <draw:text-box>
              <text:p><text:span text:style-name="T1">clk</text:span></text:p>
            </draw:text-box>
          </draw:frame>
          <draw:line draw:style-name="gr6" draw:text-style-name="P2" draw:layer="layout" svg:x1="15.395cm" svg:y1="7.353cm" svg:x2="15.395cm" svg:y2="7.861cm">
            <text:p/>
          </draw:line>
          <draw:frame draw:style-name="gr9" draw:text-style-name="P1" draw:layer="layout" svg:width="1.446cm" svg:height="0.762cm" svg:x="15.234cm" svg:y="7.353cm">
            <draw:text-box>
              <text:p><text:span text:style-name="T1">n_rst</text:span></text:p>
            </draw:text-box>
          </draw:frame>
        </draw:g>
        <draw:g>
          <draw:custom-shape draw:style-name="gr3" draw:text-style-name="P2" draw:layer="layout" svg:width="1.27cm" svg:height="2.54cm" svg:x="14.985cm" svg:y="8.624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14.813cm" svg:y="8.788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15.575cm" svg:y="8.788cm">
            <draw:text-box>
              <text:p><text:span text:style-name="T1">Q</text:span></text:p>
            </draw:text-box>
          </draw:frame>
          <draw:line draw:style-name="gr6" draw:text-style-name="P2" draw:layer="layout" svg:x1="14.985cm" svg:y1="10.529cm" svg:x2="15.112cm" svg:y2="10.656cm">
            <text:p/>
          </draw:line>
          <draw:line draw:style-name="gr6" draw:text-style-name="P2" draw:layer="layout" svg:x1="14.985cm" svg:y1="10.783cm" svg:x2="15.112cm" svg:y2="10.656cm">
            <text:p/>
          </draw:line>
          <draw:line draw:style-name="gr6" draw:text-style-name="P2" draw:layer="layout" svg:x1="14.223cm" svg:y1="10.656cm" svg:x2="14.985cm" svg:y2="10.656cm">
            <text:p/>
          </draw:line>
          <draw:line draw:style-name="gr7" draw:text-style-name="P2" draw:layer="layout" svg:x1="14.858cm" svg:y1="10.91cm" svg:x2="14.858cm" svg:y2="10.275cm">
            <text:p/>
          </draw:line>
          <draw:frame draw:style-name="gr8" draw:text-style-name="P1" draw:layer="layout" svg:width="1.12cm" svg:height="0.762cm" svg:x="13.645cm" svg:y="9.894cm">
            <draw:text-box>
              <text:p><text:span text:style-name="T1">clk</text:span></text:p>
            </draw:text-box>
          </draw:frame>
          <draw:line draw:style-name="gr6" draw:text-style-name="P2" draw:layer="layout" svg:x1="15.423cm" svg:y1="11.164cm" svg:x2="15.423cm" svg:y2="11.672cm">
            <text:p/>
          </draw:line>
          <draw:frame draw:style-name="gr9" draw:text-style-name="P1" draw:layer="layout" svg:width="1.446cm" svg:height="0.762cm" svg:x="15.262cm" svg:y="11.164cm">
            <draw:text-box>
              <text:p><text:span text:style-name="T1">n_rst</text:span></text:p>
            </draw:text-box>
          </draw:frame>
        </draw:g>
        <draw:custom-shape draw:style-name="gr10" draw:text-style-name="P2" draw:layer="layout" svg:width="3.81cm" svg:height="3.81cm" svg:x="7.789cm" svg:y="4.004cm">
          <text:p text:style-name="P2">Next</text:p>
          <text:p text:style-name="P2">Count</text:p>
          <text:p text:style-name="P2">Logic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385cm" svg:height="2.601cm" svg:x="9.092cm" svg:y="8.61cm">
          <text:p text:style-name="P2">Next</text:p>
          <text:p text:style-name="P2">Flag</text:p>
          <text:p text:style-name="P2">Logic</text:p>
          <draw:enhanced-geometry svg:viewBox="0 0 21600 21600" draw:type="rectangle" draw:enhanced-path="M 0 0 L 21600 0 21600 21600 0 21600 0 0 Z N"/>
        </draw:custom-shape>
        <draw:g>
          <draw:line draw:style-name="gr6" draw:text-style-name="P2" draw:layer="layout" svg:x1="11.956cm" svg:y1="5.448cm" svg:x2="11.701cm" svg:y2="4.94cm">
            <text:p/>
          </draw:line>
          <draw:frame draw:style-name="gr12" draw:text-style-name="P3" draw:layer="layout" svg:width="1.361cm" svg:height="0.645cm" draw:transform="rotate (1.57254165604689) translate (11.702cm 5.336cm)">
            <draw:text-box>
              <text:p><text:span text:style-name="T2">#:0</text:span></text:p>
            </draw:text-box>
          </draw:frame>
          <draw:line draw:style-name="gr6" draw:text-style-name="P2" draw:layer="layout" svg:x1="11.956cm" svg:y1="5.448cm" svg:x2="11.701cm" svg:y2="4.94cm">
            <text:p/>
          </draw:line>
          <draw:line draw:style-name="gr6" draw:text-style-name="P2" draw:layer="layout" svg:x1="11.575cm" svg:y1="5.195cm" svg:x2="12.464cm" svg:y2="5.193cm">
            <text:p/>
          </draw:line>
        </draw:g>
        <draw:g>
          <draw:line draw:style-name="gr6" draw:text-style-name="P2" draw:layer="layout" svg:x1="16.64cm" svg:y1="5.501cm" svg:x2="16.385cm" svg:y2="4.993cm">
            <text:p/>
          </draw:line>
          <draw:frame draw:style-name="gr12" draw:text-style-name="P3" draw:layer="layout" svg:width="1.361cm" svg:height="0.645cm" draw:transform="rotate (1.57254165604689) translate (16.386cm 5.389cm)">
            <draw:text-box>
              <text:p><text:span text:style-name="T2">#:0</text:span></text:p>
            </draw:text-box>
          </draw:frame>
          <draw:line draw:style-name="gr6" draw:text-style-name="P2" draw:layer="layout" svg:x1="16.64cm" svg:y1="5.501cm" svg:x2="16.385cm" svg:y2="4.993cm">
            <text:p/>
          </draw:line>
          <draw:line draw:style-name="gr6" draw:text-style-name="P2" draw:layer="layout" svg:x1="16.259cm" svg:y1="5.248cm" svg:x2="17.148cm" svg:y2="5.246cm">
            <text:p/>
          </draw:line>
        </draw:g>
        <draw:line draw:style-name="gr13" draw:text-style-name="P2" draw:layer="layout" svg:x1="12.435cm" svg:y1="5.195cm" svg:x2="14.973cm" svg:y2="5.195cm">
          <text:p/>
        </draw:line>
        <draw:line draw:style-name="gr13" draw:text-style-name="P2" draw:layer="layout" svg:x1="17.114cm" svg:y1="5.243cm" svg:x2="19.266cm" svg:y2="5.231cm">
          <text:p/>
        </draw:line>
        <draw:line draw:style-name="gr14" draw:text-style-name="P2" draw:layer="layout" svg:x1="17.186cm" svg:y1="5.232cm" svg:x2="17.186cm" svg:y2="3.259cm">
          <text:p/>
        </draw:line>
        <draw:line draw:style-name="gr14" draw:text-style-name="P2" draw:layer="layout" svg:x1="17.174cm" svg:y1="3.283cm" svg:x2="9.862cm" svg:y2="3.296cm">
          <text:p/>
        </draw:line>
        <draw:line draw:style-name="gr13" draw:text-style-name="P2" draw:layer="layout" svg:x1="9.862cm" svg:y1="3.283cm" svg:x2="9.874cm" svg:y2="4.041cm">
          <text:p/>
        </draw:line>
        <draw:frame draw:style-name="gr15" draw:text-style-name="P1" draw:layer="layout" svg:width="2.549cm" svg:height="0.77cm" svg:x="16.052cm" svg:y="5.369cm">
          <draw:text-box>
            <text:p><text:span text:style-name="T1">count_out</text:span></text:p>
          </draw:text-box>
        </draw:frame>
        <draw:frame draw:style-name="gr16" draw:text-style-name="P1" draw:layer="layout" svg:width="2.706cm" svg:height="0.734cm" svg:x="11.979cm" svg:y="5.328cm">
          <draw:text-box>
            <text:p><text:span text:style-name="T1">next_count</text:span></text:p>
          </draw:text-box>
        </draw:frame>
        <draw:line draw:style-name="gr13" draw:text-style-name="P4" draw:layer="layout" svg:x1="11.486cm" svg:y1="9.128cm" svg:x2="14.997cm" svg:y2="9.128cm">
          <text:p/>
        </draw:line>
        <draw:line draw:style-name="gr13" draw:text-style-name="P4" draw:layer="layout" svg:x1="16.26cm" svg:y1="9.116cm" svg:x2="18.545cm" svg:y2="9.116cm">
          <text:p/>
        </draw:line>
        <draw:frame draw:style-name="gr17" draw:text-style-name="P1" draw:layer="layout" svg:width="2.837cm" svg:height="1.199cm" svg:x="16.273cm" svg:y="9.14cm">
          <draw:text-box>
            <text:p><text:span text:style-name="T1">rollover_flag</text:span></text:p>
          </draw:text-box>
        </draw:frame>
        <draw:frame draw:style-name="gr15" draw:text-style-name="P1" draw:layer="layout" svg:width="2.549cm" svg:height="0.77cm" svg:x="11.812cm" svg:y="9.164cm">
          <draw:text-box>
            <text:p><text:span text:style-name="T1">next_flag</text:span></text:p>
          </draw:text-box>
        </draw:frame>
        <draw:line draw:style-name="gr13" draw:text-style-name="P4" draw:layer="layout" svg:x1="5.796cm" svg:y1="4.341cm" svg:x2="7.841cm" svg:y2="4.341cm">
          <text:p/>
        </draw:line>
        <draw:line draw:style-name="gr13" draw:text-style-name="P4" draw:layer="layout" svg:x1="5.796cm" svg:y1="5.147cm" svg:x2="7.817cm" svg:y2="5.147cm">
          <text:p/>
        </draw:line>
        <draw:frame draw:style-name="gr16" draw:text-style-name="P1" draw:layer="layout" svg:width="1.515cm" svg:height="0.734cm" svg:x="5.809cm" svg:y="4.245cm">
          <draw:text-box>
            <text:p><text:span text:style-name="T1">clear</text:span></text:p>
          </draw:text-box>
        </draw:frame>
        <draw:frame draw:style-name="gr18" draw:text-style-name="P1" draw:layer="layout" svg:width="3.104cm" svg:height="0.725cm" svg:x="4.461cm" svg:y="5.219cm">
          <draw:text-box>
            <text:p><text:span text:style-name="T1">count_enable</text:span></text:p>
          </draw:text-box>
        </draw:frame>
        <draw:g>
          <draw:line draw:style-name="gr6" draw:text-style-name="P2" draw:layer="layout" svg:x1="6.034cm" svg:y1="7.295cm" svg:x2="5.779cm" svg:y2="6.787cm">
            <text:p/>
          </draw:line>
          <draw:frame draw:style-name="gr12" draw:text-style-name="P3" draw:layer="layout" svg:width="1.361cm" svg:height="0.645cm" draw:transform="rotate (1.57254165604689) translate (5.78cm 7.183cm)">
            <draw:text-box>
              <text:p><text:span text:style-name="T2">#:0</text:span></text:p>
            </draw:text-box>
          </draw:frame>
          <draw:line draw:style-name="gr6" draw:text-style-name="P2" draw:layer="layout" svg:x1="6.034cm" svg:y1="7.295cm" svg:x2="5.779cm" svg:y2="6.787cm">
            <text:p/>
          </draw:line>
          <draw:line draw:style-name="gr6" draw:text-style-name="P2" draw:layer="layout" svg:x1="5.653cm" svg:y1="7.042cm" svg:x2="6.542cm" svg:y2="7.04cm">
            <text:p/>
          </draw:line>
        </draw:g>
        <draw:line draw:style-name="gr13" draw:text-style-name="P4" draw:layer="layout" svg:x1="6.518cm" svg:y1="7.035cm" svg:x2="7.805cm" svg:y2="7.035cm">
          <text:p/>
        </draw:line>
        <draw:frame draw:style-name="gr18" draw:text-style-name="P1" draw:layer="layout" svg:width="3.104cm" svg:height="0.725cm" svg:x="3.679cm" svg:y="7.121cm">
          <draw:text-box>
            <text:p><text:span text:style-name="T1">rollover_val</text:span></text:p>
          </draw:text-box>
        </draw:frame>
        <draw:line draw:style-name="gr14" draw:text-style-name="P4" draw:layer="layout" svg:x1="6.927cm" svg:y1="7.036cm" svg:x2="6.915cm" svg:y2="9.646cm">
          <text:p/>
        </draw:line>
        <draw:line draw:style-name="gr13" draw:text-style-name="P4" draw:layer="layout" svg:x1="6.927cm" svg:y1="9.646cm" svg:x2="9.116cm" svg:y2="9.646cm">
          <text:p/>
        </draw:line>
        <draw:line draw:style-name="gr14" draw:text-style-name="P4" draw:layer="layout" svg:x1="12.038cm" svg:y1="5.192cm" svg:x2="12.05cm" svg:y2="8.735cm">
          <text:p/>
        </draw:line>
        <draw:line draw:style-name="gr13" draw:text-style-name="P4" draw:layer="layout" svg:x1="12.055cm" svg:y1="8.715cm" svg:x2="11.489cm" svg:y2="8.726cm">
          <text:p/>
        </draw:line>
        <draw:frame draw:style-name="gr19" draw:text-style-name="P1" draw:layer="layout" svg:width="19.59cm" svg:height="6.798cm" svg:x="1cm" svg:y="12.456cm">
          <draw:text-box>
            <text:p><text:span text:style-name="T1">Next Count Logic:</text:span></text:p>
            <text:p><text:span text:style-name="T1">If clear is asserted, set next_count to 0. If count_enable is asserted, check if count_out equals rollover_val. If it does, set next_count to 1, otherwise increment next_count. If neither clear nor count_enable is asserted, next_count equals count out.</text:span></text:p>
            <text:p><text:span text:style-name="T1">Next Flag Logic:</text:span></text:p>
            <text:p><text:span text:style-name="T1">If next_count equals rollover_val, next_flag is 1, otherwise next_flag is 0.</text:span></text:p>
          </draw:text-box>
        </draw:frame>
        <draw:custom-shape draw:style-name="gr20" draw:text-style-name="P2" draw:layer="layout" svg:width="0.254cm" svg:height="0.254cm" svg:x="15.277cm" svg:y="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54cm" svg:height="0.254cm" svg:x="15.295cm" svg:y="11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14T23:35:14.246906036</meta:creation-date>
    <dc:date>2016-09-15T14:49:41.955436897</dc:date>
    <dc:creator>Mentor Graphics</dc:creator>
    <meta:editing-duration>PT26M23S</meta:editing-duration>
    <meta:editing-cycles>13</meta:editing-cycles>
    <meta:generator>LibreOffice/4.3.7.2$Linux_X86_64 LibreOffice_project/430$Build-2</meta:generator>
    <meta:document-statistic meta:object-count="65"/>
  </office:meta>
</office:document-meta>
</file>